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-outline1">
      <style:graphic-properties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lue_5f_Curve1-title">
      <style:graphic-properties draw:textarea-horizontal-align="right" fo:min-height="1.328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P5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1.27cm" fo:margin-right="0cm" fo:margin-top="0.42cm" fo:margin-bottom="0.35cm" fo:text-indent="0cm"/>
      <style:text-properties fo:font-size="10pt" style:font-size-asian="10pt" style:font-size-complex="10pt"/>
    </style:style>
    <style:style style:name="P7" style:family="paragraph">
      <style:paragraph-properties fo:text-align="right"/>
      <style:text-properties fo:color="#00506a" loext:opacity="100%" fo:font-weight="bold" style:font-weight-asian="bold" style:font-weight-complex="bold"/>
    </style:style>
    <style:style style:name="P8" style:family="paragraph">
      <style:paragraph-properties fo:text-align="right"/>
      <style:text-properties fo:color="#00506a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color="#00506a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67cm" svg:y="3.81cm" presentation:class="title" presentation:user-transformed="true">
          <draw:text-box>
            <text:p text:style-name="P1"><text:span text:style-name="T1">WIRE HARNESS MANAGEMENT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ves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To develop an automated wire harness testing system </text:span></text:p>
              </text:list-item>
              <text:list-item>
                <text:p text:style-name="P3"><text:span text:style-name="T2">To verify signal integrity and measure propagation delay </text:span></text:p>
              </text:list-item>
              <text:list-item>
                <text:p text:style-name="P3"><text:span text:style-name="T2">To detect wiring faults like open and short circuits </text:span></text:p>
              </text:list-item>
              <text:list-item>
                <text:p text:style-name="P3"><text:span text:style-name="T2">To monitor current and temperature for safety analysis </text:span></text:p>
              </text:list-item>
              <text:list-item>
                <text:p text:style-name="P3"><text:span text:style-name="T2">To provide real-time and accurate diagnostics for reliabili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bstract</text:p>
          </draw:text-box>
        </draw:frame>
        <draw:frame presentation:style-name="pr4" draw:layer="layout" svg:width="26cm" svg:height="10cm" svg:x="1cm" svg:y="2.5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3">Smart wire harness diagnostic system using ESP32 (MicroPython) and Arduino Nano </text:span></text:p>
              </text:list-item>
              <text:list-item>
                <text:p text:style-name="P3"><text:span text:style-name="T3">ESP32 performs signal integrity and continuity testing with delay measurement </text:span></text:p>
              </text:list-item>
              <text:list-item>
                <text:p text:style-name="P3"><text:span text:style-name="T3">Arduino Nano monitors current (ACS712) and temperature (DS18B20) </text:span></text:p>
              </text:list-item>
              <text:list-item>
                <text:p text:style-name="P3"><text:span text:style-name="T3">Detects faults like open circuits, short circuits, high resistance, and overheating </text:span></text:p>
              </text:list-item>
              <text:list-item>
                <text:p text:style-name="P3"><text:span text:style-name="T3">Provides real-time monitoring for automotive and industrial applica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 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Wire harness systems are critical in electrical and electronic applications, ensuring proper signal and power transmission. </text:span></text:p>
              </text:list-item>
              <text:list-item>
                <text:p text:style-name="P3"><text:span text:style-name="T2">Faults like wrong connections, signal delay, and overheating can lead to system failures and safety risks. </text:span></text:p>
              </text:list-item>
              <text:list-item>
                <text:p text:style-name="P3"><text:span text:style-name="T2">Manual testing of wire harnesses is time-consuming and prone to human error. </text:span></text:p>
              </text:list-item>
              <text:list-item>
                <text:p text:style-name="P3"><text:span text:style-name="T2">This project introduces an automated solution for testing signal integrity and monitoring thermal conditions. </text:span></text:p>
              </text:list-item>
              <text:list-item>
                <text:p text:style-name="P3"><text:span text:style-name="T2">The system improves reliability, safety, and efficiency in wire harness managemen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 Statement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3">Wire harness systems often face issues like incorrect connections, signal delay, and overheating. </text:span></text:p>
              </text:list-item>
              <text:list-item>
                <text:p text:style-name="P3"><text:span text:style-name="T3">These faults are difficult to detect using traditional manual testing methods. </text:span></text:p>
              </text:list-item>
              <text:list-item>
                <text:p text:style-name="P3"><text:span text:style-name="T3">Manual inspection is time-consuming, inefficient, and prone to human error. </text:span></text:p>
              </text:list-item>
              <text:list-item>
                <text:p text:style-name="P3"><text:span text:style-name="T3">Undetected faults can lead to system failure, damage to components, and safety hazards. </text:span></text:p>
              </text:list-item>
              <text:list-item>
                <text:p text:style-name="P3"><text:span text:style-name="T3">There is a need for an automated system to quickly and accurately test and monitor wire harness condi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ftware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Arduino IDE </text:span></text:p>
              </text:list-item>
              <text:list-item>
                <text:p text:style-name="P3"><text:span text:style-name="T2">Thonny IDE (for MicroPython programming) </text:span></text:p>
              </text:list-item>
              <text:list-item>
                <text:p text:style-name="P3"><text:span text:style-name="T2">Python (for ESP32 script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ardware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ESP32 Development Board </text:p>
              </text:list-item>
              <text:list-item>
                <text:p text:style-name="P3">Arduino Nano </text:p>
              </text:list-item>
              <text:list-item>
                <text:p text:style-name="P3">OLED Display (SSD1306) </text:p>
              </text:list-item>
              <text:list-item>
                <text:p text:style-name="P3">LCD Display (16x2 with I2C) </text:p>
              </text:list-item>
              <text:list-item>
                <text:p text:style-name="P3">ACS712 Current Sensor </text:p>
              </text:list-item>
              <text:list-item>
                <text:p text:style-name="P3">DS18B20 Temperature Sensor </text:p>
              </text:list-item>
              <text:list-item>
                <text:p text:style-name="P3">Connecting Wires / Wire Harness </text:p>
              </text:list-item>
              <text:list-item>
                <text:p text:style-name="P3">Power Supply Unit </text:p>
              </text:list-item>
              <text:list-item>
                <text:p text:style-name="P3">Resistors and Supporting Components</text:p>
              </text:list-item>
              <text:list-item>
                <text:p text:style-name="P3">IRFZ44</text:p>
              </text:list-item>
              <text:list-item>
                <text:p text:style-name="P3">10W resis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5"><text:span text:style-name="T4">Methodology</text:span>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5">The system is divided into two setups: </text:span></text:p>
              </text:list-item>
              <text:list-item>
                <text:p text:style-name="P6"><text:span text:style-name="T5">ESP32 (MicroPython) for signal integrity testing </text:span></text:p>
              </text:list-item>
              <text:list-item>
                <text:p text:style-name="P6"><text:span text:style-name="T5">Arduino Nano for current and temperature monitoring </text:span></text:p>
              </text:list-item>
              <text:list-item>
                <text:p text:style-name="P3"><text:span text:style-name="T5">Wire harness is connected between output and input pins </text:span></text:p>
              </text:list-item>
              <text:list-item>
                <text:p text:style-name="P3"><text:span text:style-name="T5">Load testing is performed using MOSFET and power resistor </text:span></text:p>
              </text:list-item>
              <text:list-item>
                <text:p text:style-name="P3"><text:span text:style-name="T5">Displays provide real-time feedback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6">ESP32 sends signal through each wire in the harness </text:span></text:p>
              </text:list-item>
              <text:list-item>
                <text:p text:style-name="P3"><text:span text:style-name="T6">Corresponding input pin is monitored </text:span></text:p>
              </text:list-item>
              <text:list-item>
                <text:p text:style-name="P3"><text:span text:style-name="T6">Time delay is measured using microsecond timer </text:span></text:p>
              </text:list-item>
              <text:list-item>
                <text:p text:style-name="P3"><text:span text:style-name="T6">Results are analyzed: </text:span></text:p>
              </text:list-item>
              <text:list-item>
                <text:p text:style-name="P6"><text:span text:style-name="T6">Correct connection → PASS </text:span></text:p>
              </text:list-item>
              <text:list-item>
                <text:p text:style-name="P6"><text:span text:style-name="T6">No signal → FAIL </text:span></text:p>
              </text:list-item>
              <text:list-item>
                <text:p text:style-name="P6"><text:span text:style-name="T6">High delay → WARNING </text:span></text:p>
              </text:list-item>
              <text:list-item>
                <text:p text:style-name="P3"><text:span text:style-name="T6">Output is displayed on OLED scre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MOSFET switches the load (10W resistor) across the wire </text:span></text:p>
              </text:list-item>
              <text:list-item>
                <text:p text:style-name="P3"><text:span text:style-name="T2">Current is measured using ACS712 sensor </text:span></text:p>
              </text:list-item>
              <text:list-item>
                <text:p text:style-name="P3"><text:span text:style-name="T2">Temperature is monitored using DS18B20 sensor </text:span></text:p>
              </text:list-item>
              <text:list-item>
                <text:p text:style-name="P3"><text:span text:style-name="T2">Data is processed and displayed on LCD </text:span></text:p>
              </text:list-item>
              <text:list-item>
                <text:p text:style-name="P3"><text:span text:style-name="T2">System detects: </text:span></text:p>
              </text:list-item>
              <text:list-item>
                <text:p text:style-name="P6"><text:span text:style-name="T2">Overcurrent condition </text:span></text:p>
              </text:list-item>
              <text:list-item>
                <text:p text:style-name="P6"><text:span text:style-name="T2">Overheating of wi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rits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5">Fast and automated wire harness testing </text:span></text:p>
              </text:list-item>
              <text:list-item>
                <text:p text:style-name="P3"><text:span text:style-name="T5">Accurate fault detection (open, short, high resistance) </text:span></text:p>
              </text:list-item>
              <text:list-item>
                <text:p text:style-name="P3"><text:span text:style-name="T5">Real-time current and temperature monitoring </text:span></text:p>
              </text:list-item>
              <text:list-item>
                <text:p text:style-name="P3"><text:span text:style-name="T5">Improves safety and reliability </text:span></text:p>
              </text:list-item>
              <text:list-item>
                <text:p text:style-name="P3"><text:span text:style-name="T5">Cost-effective and easy to imp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meri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7">Uses two separate systems (ESP32 + Arduino) </text:span></text:p>
              </text:list-item>
              <text:list-item>
                <text:p text:style-name="P3"><text:span text:style-name="T7">Limited to moderate current testing range </text:span></text:p>
              </text:list-item>
              <text:list-item>
                <text:p text:style-name="P3"><text:span text:style-name="T7">Accuracy depends on sensor calibration </text:span></text:p>
              </text:list-item>
              <text:list-item>
                <text:p text:style-name="P3"><text:span text:style-name="T7">Not suitable for very high-frequency signal analysis </text:span></text:p>
              </text:list-item>
              <text:list-item>
                <text:p text:style-name="P3"><text:span text:style-name="T7">Requires proper setup and wiring for correct resul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sult &amp; Conclusion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3">Successfully developed a wire harness diagnostic system using ESP32 and Arduino Nano </text:span></text:p>
              </text:list-item>
              <text:list-item>
                <text:p text:style-name="P3"><text:span text:style-name="T3">Accurately detected faults like open circuits, short circuits, and high resistance </text:span></text:p>
              </text:list-item>
              <text:list-item>
                <text:p text:style-name="P3"><text:span text:style-name="T3">Measured signal delay and monitored current and temperature in real-time </text:span></text:p>
              </text:list-item>
              <text:list-item>
                <text:p text:style-name="P3"><text:span text:style-name="T3">System improved testing speed, reliability, and safety compared to manual methods </text:span></text:p>
              </text:list-item>
              <text:list-item>
                <text:p text:style-name="P3"><text:span text:style-name="T3">Suitable for automotive and industrial wire harness testing applications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8" draw:text-style-name="P8" draw:layer="layout" svg:width="26cm" svg:height="1.328cm" svg:x="1.305cm" svg:y="9.525cm" presentation:class="title" presentation:user-transformed="true">
          <draw:text-box>
            <text:p text:style-name="P7"><text:span text:style-name="T8">Thank You….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1:37:35.552836176</meta:creation-date>
    <dc:description>This work is licensed under a Creative Commons 0 License.
It makes use of the works of kka_libo_design@ashisuto.co.jp.</dc:description>
    <meta:generator>LibreOffice/26.2.0.3$Linux_X86_64 LibreOffice_project/620$Build-3</meta:generator>
    <dc:title>Blue Curve</dc:title>
    <meta:editing-duration>PT24M13S</meta:editing-duration>
    <meta:editing-cycles>8</meta:editing-cycles>
    <dc:date>2026-04-10T12:13:48.268742148</dc:date>
    <meta:document-statistic meta:object-count="89"/>
  </office:meta>
</office:document-meta>
</file>